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pt"/>
    </style:style>
    <style:style style:name="co2" style:family="table-column">
      <style:table-column-properties fo:break-before="auto" style:column-width="39.91pt"/>
    </style:style>
    <style:style style:name="co3" style:family="table-column">
      <style:table-column-properties fo:break-before="auto" style:column-width="45.61pt"/>
    </style:style>
    <style:style style:name="co4" style:family="table-column">
      <style:table-column-properties fo:break-before="auto" style:column-width="85.95pt"/>
    </style:style>
    <style:style style:name="co5" style:family="table-column">
      <style:table-column-properties fo:break-before="auto" style:column-width="44.56pt"/>
    </style:style>
    <style:style style:name="co6" style:family="table-column">
      <style:table-column-properties fo:break-before="auto" style:column-width="109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8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11">
      <style:table-cell-properties fo:border="0.06pt solid #000000"/>
    </style:style>
    <style:style style:name="ce1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values" table:style-name="ta1">
        <table:shapes>
          <draw:frame draw:z-index="0" draw:style-name="gr1" draw:text-style-name="P1" svg:width="248.37pt" svg:height="219.43pt" svg:x="455.39pt" svg:y="9.69pt">
            <draw:object draw:notify-on-update-of-ranges="values.B3:values.B3 values.B8:values.B8 values.B13:values.B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8.79pt" svg:height="218.75pt" svg:x="710.11pt" svg:y="7.63pt">
            <draw:object draw:notify-on-update-of-ranges="values.B3:values.B3 values.B8:values.B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8.12pt" svg:height="231.02pt" svg:x="456.92pt" svg:y="238.79pt">
            <draw:object draw:notify-on-update-of-ranges="values.C20:values.C23 values.D20:values.D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68.7pt" svg:height="230.6pt" svg:x="712.89pt" svg:y="237.83pt">
            <draw:object draw:notify-on-update-of-ranges="values.C25:values.C28 values.D25:values.D2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Bodie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avg(time)/step (ms)</text:p>
          </table:table-cell>
          <table:table-cell table:style-name="ce1" office:value-type="string" calcext:value-type="string">
            <text:p>Speedup</text:p>
          </table:table-cell>
          <table:table-cell table:style-name="ce8" office:value-type="string" calcext:value-type="string">
            <text:p>Strong Scaling Efficiency</text:p>
          </table:table-cell>
        </table:table-row>
        <table:table-row table:style-name="ro1">
          <table:table-cell table:style-name="ce2" office:value-type="string" calcext:value-type="string">
            <text:p><text:s/>Seria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6334" calcext:value-type="float">
            <text:p>0.076334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s/>strong/Paralle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75613" calcext:value-type="float">
            <text:p>0.075613</text:p>
          </table:table-cell>
          <table:table-cell table:style-name="ce2" table:formula="of:=[.D$2]/[.D3]" office:value-type="float" office:value="1.00953539735231" calcext:value-type="float">
            <text:p>1.0095353974</text:p>
          </table:table-cell>
          <table:table-cell table:style-name="ce10" table:formula="of:=[.E3]/[.C3]" office:value-type="percentage" office:value="0.504767698676154" calcext:value-type="percentage">
            <text:p>50.48%</text:p>
          </table:table-cell>
        </table:table-row>
        <table:table-row table:style-name="ro1">
          <table:table-cell table:style-name="ce2" office:value-type="string" calcext:value-type="string">
            <text:p><text:s/>strong/Paralle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1775" calcext:value-type="float">
            <text:p>0.081775</text:p>
          </table:table-cell>
          <table:table-cell table:style-name="ce2" table:formula="of:=[.D$2]/[.D4]" office:value-type="float" office:value="0.933463772546622" calcext:value-type="float">
            <text:p>0.9334637725</text:p>
          </table:table-cell>
          <table:table-cell table:style-name="ce10" table:formula="of:=[.E4]/[.C4]" office:value-type="percentage" office:value="0.233365943136655" calcext:value-type="percentage">
            <text:p>23.34%</text:p>
          </table:table-cell>
        </table:table-row>
        <table:table-row table:style-name="ro1">
          <table:table-cell table:style-name="ce2" office:value-type="string" calcext:value-type="string">
            <text:p><text:s/>strong/Paralle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11031" calcext:value-type="float">
            <text:p>0.11031</text:p>
          </table:table-cell>
          <table:table-cell table:style-name="ce2" table:formula="of:=[.D$2]/[.D5]" office:value-type="float" office:value="0.691995286012148" calcext:value-type="float">
            <text:p>0.691995286</text:p>
          </table:table-cell>
          <table:table-cell table:style-name="ce10" table:formula="of:=[.E5]/[.C5]" office:value-type="percentage" office:value="0.0864994107515185" calcext:value-type="percentage">
            <text:p>8.65%</text:p>
          </table:table-cell>
        </table:table-row>
        <table:table-row table:style-name="ro1">
          <table:table-cell table:style-name="ce2" office:value-type="string" calcext:value-type="string">
            <text:p><text:s/>strong/Paralle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174452" calcext:value-type="float">
            <text:p>2.174452</text:p>
          </table:table-cell>
          <table:table-cell table:style-name="ce2" table:formula="of:=[.D$2]/[.D6]" office:value-type="float" office:value="0.0351049367840725" calcext:value-type="float">
            <text:p>0.0351049368</text:p>
          </table:table-cell>
          <table:table-cell table:style-name="ce10" table:formula="of:=[.E6]/[.C6]" office:value-type="percentage" office:value="0.00219405854900453" calcext:value-type="percentage">
            <text:p>0.22%</text:p>
          </table:table-cell>
        </table:table-row>
        <table:table-row table:style-name="ro1">
          <table:table-cell table:style-name="ce2" office:value-type="string" calcext:value-type="string">
            <text:p><text:s/>Serial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.276161" calcext:value-type="float">
            <text:p>7.276161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s/>strong/Parallel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244702" calcext:value-type="float">
            <text:p>4.244702</text:p>
          </table:table-cell>
          <table:table-cell table:style-name="ce2" table:formula="of:=[.D$7]/[.D8]" office:value-type="float" office:value="1.71417475243256" calcext:value-type="float">
            <text:p>1.7141747524</text:p>
          </table:table-cell>
          <table:table-cell table:style-name="ce10" table:formula="of:=[.E8]/[.C8]" office:value-type="percentage" office:value="0.857087376216281" calcext:value-type="percentage">
            <text:p>85.71%</text:p>
          </table:table-cell>
        </table:table-row>
        <table:table-row table:style-name="ro1">
          <table:table-cell table:style-name="ce2" office:value-type="string" calcext:value-type="string">
            <text:p><text:s/>strong/Parallel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.294433" calcext:value-type="float">
            <text:p>2.294433</text:p>
          </table:table-cell>
          <table:table-cell table:style-name="ce2" table:formula="of:=[.D$7]/[.D9]" office:value-type="float" office:value="3.17122400174684" calcext:value-type="float">
            <text:p>3.1712240017</text:p>
          </table:table-cell>
          <table:table-cell table:style-name="ce10" table:formula="of:=[.E9]/[.C9]" office:value-type="percentage" office:value="0.792806000436709" calcext:value-type="percentage">
            <text:p>79.28%</text:p>
          </table:table-cell>
        </table:table-row>
        <table:table-row table:style-name="ro1">
          <table:table-cell table:style-name="ce2" office:value-type="string" calcext:value-type="string">
            <text:p><text:s/>strong/Parallel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.609559" calcext:value-type="float">
            <text:p>1.609559</text:p>
          </table:table-cell>
          <table:table-cell table:style-name="ce2" table:formula="of:=[.D$7]/[.D10]" office:value-type="float" office:value="4.52059290774678" calcext:value-type="float">
            <text:p>4.5205929077</text:p>
          </table:table-cell>
          <table:table-cell table:style-name="ce10" table:formula="of:=[.E10]/[.C10]" office:value-type="percentage" office:value="0.565074113468348" calcext:value-type="percentage">
            <text:p>56.51%</text:p>
          </table:table-cell>
        </table:table-row>
        <table:table-row table:style-name="ro1">
          <table:table-cell table:style-name="ce2" office:value-type="string" calcext:value-type="string">
            <text:p><text:s/>strong/Parallel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.757233" calcext:value-type="float">
            <text:p>3.757233</text:p>
          </table:table-cell>
          <table:table-cell table:style-name="ce2" table:formula="of:=[.D$7]/[.D11]" office:value-type="float" office:value="1.93657433542184" calcext:value-type="float">
            <text:p>1.9365743354</text:p>
          </table:table-cell>
          <table:table-cell table:style-name="ce10" table:formula="of:=[.E11]/[.C11]" office:value-type="percentage" office:value="0.121035895963865" calcext:value-type="percentage">
            <text:p>12.10%</text:p>
          </table:table-cell>
        </table:table-row>
        <table:table-row table:style-name="ro1">
          <table:table-cell table:style-name="ce2" office:value-type="string" calcext:value-type="string">
            <text:p><text:s/>Serial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27.079904" calcext:value-type="float">
            <text:p>727.079904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s/>strong/Parallel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67.63911" calcext:value-type="float">
            <text:p>367.63911</text:p>
          </table:table-cell>
          <table:table-cell table:style-name="ce2" table:formula="of:=[.D$12]/[.D13]" office:value-type="float" office:value="1.97770009833829" calcext:value-type="float">
            <text:p>1.9777000983</text:p>
          </table:table-cell>
          <table:table-cell table:style-name="ce10" table:formula="of:=[.E13]/[.C13]" office:value-type="percentage" office:value="0.988850049169143" calcext:value-type="percentage">
            <text:p>98.89%</text:p>
          </table:table-cell>
        </table:table-row>
        <table:table-row table:style-name="ro1">
          <table:table-cell table:style-name="ce2" office:value-type="string" calcext:value-type="string">
            <text:p><text:s/>strong/Parallel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4.098813" calcext:value-type="float">
            <text:p>184.098813</text:p>
          </table:table-cell>
          <table:table-cell table:style-name="ce2" table:formula="of:=[.D$12]/[.D14]" office:value-type="float" office:value="3.94940028211915" calcext:value-type="float">
            <text:p>3.9494002821</text:p>
          </table:table-cell>
          <table:table-cell table:style-name="ce10" table:formula="of:=[.E14]/[.C14]" office:value-type="percentage" office:value="0.987350070529787" calcext:value-type="percentage">
            <text:p>98.74%</text:p>
          </table:table-cell>
        </table:table-row>
        <table:table-row table:style-name="ro1">
          <table:table-cell table:style-name="ce2" office:value-type="string" calcext:value-type="string">
            <text:p><text:s/>strong/Parallel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2.246404" calcext:value-type="float">
            <text:p>92.246404</text:p>
          </table:table-cell>
          <table:table-cell table:style-name="ce2" table:formula="of:=[.D$12]/[.D15]" office:value-type="float" office:value="7.88193222144464" calcext:value-type="float">
            <text:p>7.8819322214</text:p>
          </table:table-cell>
          <table:table-cell table:style-name="ce10" table:formula="of:=[.E15]/[.C15]" office:value-type="percentage" office:value="0.98524152768058" calcext:value-type="percentage">
            <text:p>98.52%</text:p>
          </table:table-cell>
        </table:table-row>
        <table:table-row table:style-name="ro1">
          <table:table-cell table:style-name="ce2" office:value-type="string" calcext:value-type="string">
            <text:p><text:s/>strong/Parallel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2.196727" calcext:value-type="float">
            <text:p>92.196727</text:p>
          </table:table-cell>
          <table:table-cell table:style-name="ce2" table:formula="of:=[.D$12]/[.D16]" office:value-type="float" office:value="7.88617912651064" calcext:value-type="float">
            <text:p>7.8861791265</text:p>
          </table:table-cell>
          <table:table-cell table:style-name="ce10" table:formula="of:=[.E16]/[.C16]" office:value-type="percentage" office:value="0.492886195406915" calcext:value-type="percentage">
            <text:p>49.29%</text:p>
          </table:table-cell>
        </table:table-row>
        <table:table-row table:style-name="ro1">
          <table:table-cell table:style-name="ce3" table:number-columns-repeated="5"/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Bodie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avg(time)/step (ms)</text:p>
          </table:table-cell>
          <table:table-cell table:style-name="ce1" office:value-type="string" calcext:value-type="string">
            <text:p>Sizeup</text:p>
          </table:table-cell>
          <table:table-cell table:style-name="ce8" office:value-type="string" calcext:value-type="string">
            <text:p>Weak Scaling Efficiency</text:p>
          </table:table-cell>
        </table:table-row>
        <table:table-row table:style-name="ro1">
          <table:table-cell table:style-name="ce4" office:value-type="string" calcext:value-type="string">
            <text:p>Serial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0.076334" calcext:value-type="float">
            <text:p>0.076334</text:p>
          </table:table-cell>
          <table:table-cell table:style-name="ce1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s/>weak/Parallel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32836" calcext:value-type="float">
            <text:p>0.232836</text:p>
          </table:table-cell>
          <table:table-cell table:style-name="ce2" table:formula="of:=([.B20]*[.D$19])/([.B$19]*[.D20])" office:value-type="float" office:value="0.655688982803347" calcext:value-type="float">
            <text:p>0.6556889828</text:p>
          </table:table-cell>
          <table:table-cell table:style-name="ce10" table:formula="of:=[.E20]/[.C20]" office:value-type="percentage" office:value="0.327844491401673" calcext:value-type="percentage">
            <text:p>32.78%</text:p>
          </table:table-cell>
        </table:table-row>
        <table:table-row table:style-name="ro1">
          <table:table-cell table:style-name="ce2" office:value-type="string" calcext:value-type="string">
            <text:p><text:s/>weak/Parallel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26411" calcext:value-type="float">
            <text:p>0.726411</text:p>
          </table:table-cell>
          <table:table-cell table:style-name="ce2" table:formula="of:=([.B21]*[.D$19])/([.B$19]*[.D21])" office:value-type="float" office:value="0.420335044485835" calcext:value-type="float">
            <text:p>0.4203350445</text:p>
          </table:table-cell>
          <table:table-cell table:style-name="ce10" table:formula="of:=[.E21]/[.C21]" office:value-type="percentage" office:value="0.105083761121459" calcext:value-type="percentage">
            <text:p>10.51%</text:p>
          </table:table-cell>
        </table:table-row>
        <table:table-row table:style-name="ro1">
          <table:table-cell table:style-name="ce2" office:value-type="string" calcext:value-type="string">
            <text:p><text:s/>weak/Parallel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.053462" calcext:value-type="float">
            <text:p>1.053462</text:p>
          </table:table-cell>
          <table:table-cell table:style-name="ce2" table:formula="of:=([.B22]*[.D$19])/([.B$19]*[.D22])" office:value-type="float" office:value="0.579681089588424" calcext:value-type="float">
            <text:p>0.5796810896</text:p>
          </table:table-cell>
          <table:table-cell table:style-name="ce10" table:formula="of:=[.E22]/[.C22]" office:value-type="percentage" office:value="0.072460136198553" calcext:value-type="percentage">
            <text:p>7.25%</text:p>
          </table:table-cell>
        </table:table-row>
        <table:table-row table:style-name="ro1">
          <table:table-cell table:style-name="ce2" office:value-type="string" calcext:value-type="string">
            <text:p><text:s/>weak/Parallel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.660784" calcext:value-type="float">
            <text:p>4.660784</text:p>
          </table:table-cell>
          <table:table-cell table:style-name="ce2" table:formula="of:=([.B23]*[.D$19])/([.B$19]*[.D23])" office:value-type="float" office:value="0.26204690026399" calcext:value-type="float">
            <text:p>0.2620469003</text:p>
          </table:table-cell>
          <table:table-cell table:style-name="ce10" table:formula="of:=[.E23]/[.C23]" office:value-type="percentage" office:value="0.0163779312664994" calcext:value-type="percentage">
            <text:p>1.64%</text:p>
          </table:table-cell>
        </table:table-row>
        <table:table-row table:style-name="ro1">
          <table:table-cell table:style-name="ce4" office:value-type="string" calcext:value-type="string">
            <text:p>Serial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7.276161" calcext:value-type="float">
            <text:p>7.276161</text:p>
          </table:table-cell>
          <table:table-cell table:style-name="ce1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s/>weak/Parallel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.091997" calcext:value-type="float">
            <text:p>15.091997</text:p>
          </table:table-cell>
          <table:table-cell table:style-name="ce9" table:formula="of:=([.B25]*[.D$24])/([.B$24]*[.D25])" office:value-type="float" office:value="0.964240981495027" calcext:value-type="float">
            <text:p>0.9642409815</text:p>
          </table:table-cell>
          <table:table-cell table:style-name="ce10" table:formula="of:=[.E25]/[.C25]" office:value-type="percentage" office:value="0.482120490747513" calcext:value-type="percentage">
            <text:p>48.21%</text:p>
          </table:table-cell>
        </table:table-row>
        <table:table-row table:style-name="ro1">
          <table:table-cell table:style-name="ce2" office:value-type="string" calcext:value-type="string">
            <text:p><text:s/>weak/Parallel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.828478" calcext:value-type="float">
            <text:p>29.828478</text:p>
          </table:table-cell>
          <table:table-cell table:style-name="ce9" table:formula="of:=([.B26]*[.D$24])/([.B$24]*[.D26])" office:value-type="float" office:value="0.975733458475488" calcext:value-type="float">
            <text:p>0.9757334585</text:p>
          </table:table-cell>
          <table:table-cell table:style-name="ce10" table:formula="of:=[.E26]/[.C26]" office:value-type="percentage" office:value="0.243933364618872" calcext:value-type="percentage">
            <text:p>24.39%</text:p>
          </table:table-cell>
        </table:table-row>
        <table:table-row table:style-name="ro1">
          <table:table-cell table:style-name="ce2" office:value-type="string" calcext:value-type="string">
            <text:p><text:s/>weak/Parallel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9.200965" calcext:value-type="float">
            <text:p>59.200965</text:p>
          </table:table-cell>
          <table:table-cell table:style-name="ce9" table:formula="of:=([.B27]*[.D$24])/([.B$24]*[.D27])" office:value-type="float" office:value="0.983248972377393" calcext:value-type="float">
            <text:p>0.9832489724</text:p>
          </table:table-cell>
          <table:table-cell table:style-name="ce10" table:formula="of:=[.E27]/[.C27]" office:value-type="percentage" office:value="0.122906121547174" calcext:value-type="percentage">
            <text:p>12.29%</text:p>
          </table:table-cell>
        </table:table-row>
        <table:table-row table:style-name="ro1">
          <table:table-cell table:style-name="ce2" office:value-type="string" calcext:value-type="string">
            <text:p><text:s/>weak/Parallel</text:p>
          </table:table-cell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17.635418" calcext:value-type="float">
            <text:p>217.635418</text:p>
          </table:table-cell>
          <table:table-cell table:style-name="ce9" table:formula="of:=([.B28]*[.D$24])/([.B$24]*[.D28])" office:value-type="float" office:value="0.534924770379057" calcext:value-type="float">
            <text:p>0.5349247704</text:p>
          </table:table-cell>
          <table:table-cell table:style-name="ce10" table:formula="of:=[.E28]/[.C28]" office:value-type="percentage" office:value="0.033432798148691" calcext:value-type="percentage">
            <text:p>3.34%</text:p>
          </table:table-cell>
        </table:table-row>
        <table:table-row table:style-name="ro1">
          <table:table-cell table:style-name="ce5"/>
          <table:table-cell table:style-name="ce7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Serial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116.345365" calcext:value-type="float">
            <text:p>116.345365</text:p>
          </table:table-cell>
          <table:table-cell table:style-name="ce2"/>
          <table:table-cell table:style-name="ce10"/>
        </table:table-row>
        <table:table-row table:style-name="ro1">
          <table:table-cell table:style-name="ce4" office:value-type="string" calcext:value-type="string">
            <text:p>Serial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465.314694" calcext:value-type="float">
            <text:p>465.314694</text:p>
          </table:table-cell>
          <table:table-cell table:style-name="ce2"/>
          <table:table-cell table:style-name="ce10"/>
        </table:table-row>
        <table:table-row table:style-name="ro1">
          <table:table-cell table:style-name="ce4" office:value-type="string" calcext:value-type="string">
            <text:p>Serial</text:p>
          </table:table-cell>
          <table:table-cell table:style-name="ce6" office:value-type="float" office:value="16000" calcext:value-type="float">
            <text:p>16000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1861.29071" calcext:value-type="float">
            <text:p>1861.29071</text:p>
          </table:table-cell>
          <table:table-cell table:style-name="ce2"/>
          <table:table-cell table:style-name="ce10"/>
        </table:table-row>
        <table:table-row table:style-name="ro1">
          <table:table-cell table:style-name="ce4" office:value-type="string" calcext:value-type="string">
            <text:p>Serial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1.167275" calcext:value-type="float">
            <text:p>1.167275</text:p>
          </table:table-cell>
          <table:table-cell table:style-name="ce2"/>
          <table:table-cell table:style-name="ce10"/>
        </table:table-row>
        <table:table-row table:style-name="ro1">
          <table:table-cell table:style-name="ce4" office:value-type="string" calcext:value-type="string">
            <text:p>Serial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4.657849" calcext:value-type="float">
            <text:p>4.657849</text:p>
          </table:table-cell>
          <table:table-cell table:style-name="ce2"/>
          <table:table-cell table:style-name="ce10"/>
        </table:table-row>
        <table:table-row table:style-name="ro1">
          <table:table-cell table:style-name="ce4" office:value-type="string" calcext:value-type="string">
            <text:p>Serial</text:p>
          </table:table-cell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18.615101" calcext:value-type="float">
            <text:p>18.615101</text:p>
          </table:table-cell>
          <table:table-cell table:style-name="ce2"/>
          <table:table-cell table:style-name="ce10"/>
        </table:table-row>
        <table:table-row table:style-name="ro1" table:number-rows-repeated="1048536">
          <table:table-cell table:number-columns-repeated="6"/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08:45:39.634976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1T00:14:42.415804176</dc:date>
    <meta:editing-duration>PT3H33M51S</meta:editing-duration>
    <meta:editing-cycles>27</meta:editing-cycles>
    <meta:generator>LibreOffice/4.4.2.2$Linux_X86_64 LibreOffice_project/40m0$Build-2</meta:generator>
    <meta:document-statistic meta:table-count="1" meta:cell-count="18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763cm" svg:height="7.742cm" xlink:href=".." xlink:type="simple" chart:class="chart:line" chart:style-name="ch1">
        <chart:title svg:x="1.803cm" svg:y="0.289cm" chart:style-name="ch2">
          <text:p>Strong Parallel Scalability</text:p>
        </chart:title>
        <chart:legend chart:legend-position="bottom" svg:x="1.41cm" svg:y="6.932cm" style:legend-expansion="wide" chart:style-name="ch3"/>
        <chart:plot-area chart:style-name="ch4" table:cell-range-address="values.C1:values.D1 values.C3:values.D6 values.B3:values.B3 values.B8:values.B8 values.D8:values.D11 values.B13:values.B13 values.D13:values.D16" chart:data-source-has-labels="both" svg:x="1.209cm" svg:y="1.264cm" svg:width="7.379cm" svg:height="4.51cm">
          <chartooo:coordinate-region svg:x="2.095cm" svg:y="1.477cm" svg:width="6.28cm" svg:height="3.623cm"/>
          <chart:axis chart:dimension="x" chart:name="primary-x" chart:style-name="ch5" chartooo:axis-type="auto">
            <chartooo:date-scale/>
            <chart:title svg:x="4.221cm" svg:y="5.929cm" chart:style-name="ch6">
              <text:p>Threads</text:p>
            </chart:title>
            <chart:categories table:cell-range-address="values.C1:values.C1 values.C3:values.C6"/>
          </chart:axis>
          <chart:axis chart:dimension="y" chart:name="primary-y" chart:style-name="ch5">
            <chart:title svg:x="0.451cm" svg:y="4.619cm" chart:style-name="ch7">
              <text:p>Avg Time (ms)</text:p>
            </chart:title>
            <chart:grid chart:style-name="ch8" chart:class="major"/>
          </chart:axis>
          <chart:series chart:style-name="ch9" chart:values-cell-range-address="values.D1:values.D1 values.D3:values.D6" chart:label-cell-address="values.B3:values.B3" chart:class="chart:line">
            <chart:data-point chart:repeated="5"/>
          </chart:series>
          <chart:series chart:style-name="ch10" chart:values-cell-range-address="values.D1:values.D1 values.D8:values.D11" chart:label-cell-address="values.B8:values.B8" chart:class="chart:line">
            <chart:data-point chart:repeated="5"/>
          </chart:series>
          <chart:series chart:style-name="ch11" chart:values-cell-range-address="values.D1:values.D1 values.D13:values.D16" chart:label-cell-address="values.B13:values.B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values.B3:values.B3</svg:desc>
                </draw:g>
              </table:table-cell>
              <table:table-cell office:value-type="string">
                <text:p>1000</text:p>
                <draw:g>
                  <svg:desc>values.B8:values.B8</svg:desc>
                </draw:g>
              </table:table-cell>
              <table:table-cell office:value-type="string">
                <text:p>10000</text:p>
                <draw:g>
                  <svg:desc>values.B13:values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s</text:p>
                <draw:g>
                  <svg:desc>values.C1:values.C1 values.C3:values.C6</svg:desc>
                </draw:g>
              </table:table-cell>
              <table:table-cell office:value-type="float" office:value="NaN">
                <text:p>NaN</text:p>
                <draw:g>
                  <svg:desc>values.D1:values.D1 values.D3:values.D6</svg:desc>
                </draw:g>
              </table:table-cell>
              <table:table-cell office:value-type="float" office:value="NaN">
                <text:p>NaN</text:p>
                <draw:g>
                  <svg:desc>values.D1:values.D1 values.D8:values.D11</svg:desc>
                </draw:g>
              </table:table-cell>
              <table:table-cell office:value-type="float" office:value="NaN">
                <text:p>NaN</text:p>
                <draw:g>
                  <svg:desc>values.D1:values.D1 values.D13:values.D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75613">
                <text:p>0.075613</text:p>
              </table:table-cell>
              <table:table-cell office:value-type="float" office:value="4.244702">
                <text:p>4.244702</text:p>
              </table:table-cell>
              <table:table-cell office:value-type="float" office:value="367.63911">
                <text:p>367.639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1775">
                <text:p>0.081775</text:p>
              </table:table-cell>
              <table:table-cell office:value-type="float" office:value="2.294433">
                <text:p>2.294433</text:p>
              </table:table-cell>
              <table:table-cell office:value-type="float" office:value="184.098813">
                <text:p>184.0988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031">
                <text:p>0.11031</text:p>
              </table:table-cell>
              <table:table-cell office:value-type="float" office:value="1.609559">
                <text:p>1.609559</text:p>
              </table:table-cell>
              <table:table-cell office:value-type="float" office:value="92.246404">
                <text:p>92.2464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174452">
                <text:p>2.174452</text:p>
              </table:table-cell>
              <table:table-cell office:value-type="float" office:value="3.757233">
                <text:p>3.757233</text:p>
              </table:table-cell>
              <table:table-cell office:value-type="float" office:value="92.196727">
                <text:p>92.196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36cm" svg:height="7.718cm" xlink:href=".." xlink:type="simple" chart:class="chart:line" chart:style-name="ch1">
        <chart:title svg:x="-0.049cm" svg:y="0.289cm" chart:style-name="ch2">
          <text:p>Strong Parallel Scalability (ignoring 10000 Bodies)</text:p>
        </chart:title>
        <chart:legend chart:legend-position="bottom" svg:x="3.043cm" svg:y="6.908cm" style:legend-expansion="wide" chart:style-name="ch3"/>
        <chart:plot-area chart:style-name="ch4" table:cell-range-address="values.C1:values.D1 values.C3:values.D6 values.B3:values.B3 values.B8:values.B8 values.D8:values.D11" chart:data-source-has-labels="both" svg:x="1.23cm" svg:y="1.264cm" svg:width="8.41cm" svg:height="4.486cm">
          <chartooo:coordinate-region svg:x="1.911cm" svg:y="1.477cm" svg:width="7.516cm" svg:height="3.599cm"/>
          <chart:axis chart:dimension="x" chart:name="primary-x" chart:style-name="ch5" chartooo:axis-type="auto">
            <chartooo:date-scale/>
            <chart:title svg:x="4.758cm" svg:y="5.905cm" chart:style-name="ch6">
              <text:p>Threads</text:p>
            </chart:title>
            <chart:categories table:cell-range-address="values.C1:values.C1 values.C3:values.C6"/>
          </chart:axis>
          <chart:axis chart:dimension="y" chart:name="primary-y" chart:style-name="ch5">
            <chart:title svg:x="0.451cm" svg:y="4.607cm" chart:style-name="ch7">
              <text:p>Avg Time (ms)</text:p>
            </chart:title>
            <chart:grid chart:style-name="ch8" chart:class="major"/>
          </chart:axis>
          <chart:series chart:style-name="ch9" chart:values-cell-range-address="values.D1:values.D1 values.D3:values.D6" chart:label-cell-address="values.B3:values.B3" chart:class="chart:line">
            <chart:data-point chart:repeated="5"/>
          </chart:series>
          <chart:series chart:style-name="ch10" chart:values-cell-range-address="values.D1:values.D1 values.D8:values.D11" chart:label-cell-address="values.B8:values.B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values.B3:values.B3</svg:desc>
                </draw:g>
              </table:table-cell>
              <table:table-cell office:value-type="string">
                <text:p>1000</text:p>
                <draw:g>
                  <svg:desc>values.B8:values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s</text:p>
                <draw:g>
                  <svg:desc>values.C1:values.C1 values.C3:values.C6</svg:desc>
                </draw:g>
              </table:table-cell>
              <table:table-cell office:value-type="float" office:value="NaN">
                <text:p>NaN</text:p>
                <draw:g>
                  <svg:desc>values.D1:values.D1 values.D3:values.D6</svg:desc>
                </draw:g>
              </table:table-cell>
              <table:table-cell office:value-type="float" office:value="NaN">
                <text:p>NaN</text:p>
                <draw:g>
                  <svg:desc>values.D1:values.D1 values.D8:values.D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75613">
                <text:p>0.075613</text:p>
              </table:table-cell>
              <table:table-cell office:value-type="float" office:value="4.244702">
                <text:p>4.2447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1775">
                <text:p>0.081775</text:p>
              </table:table-cell>
              <table:table-cell office:value-type="float" office:value="2.294433">
                <text:p>2.2944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031">
                <text:p>0.11031</text:p>
              </table:table-cell>
              <table:table-cell office:value-type="float" office:value="1.609559">
                <text:p>1.6095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174452">
                <text:p>2.174452</text:p>
              </table:table-cell>
              <table:table-cell office:value-type="float" office:value="3.757233">
                <text:p>3.7572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754cm" svg:height="8.151cm" xlink:href=".." xlink:type="simple" chart:class="chart:scatter" chart:style-name="ch1">
        <chart:title svg:x="1.89cm" svg:y="0.298cm" chart:style-name="ch2">
          <text:p>Weak Parallel Scalability</text:p>
        </chart:title>
        <chart:plot-area chart:style-name="ch3" table:cell-range-address="values.C20:values.D23" svg:x="1.209cm" svg:y="1.282cm" svg:width="7.37cm" svg:height="5.702cm">
          <chartooo:coordinate-region svg:x="1.974cm" svg:y="1.495cm" svg:width="6.392cm" svg:height="4.815cm"/>
          <chart:axis chart:dimension="x" chart:name="primary-x" chart:style-name="ch4">
            <chart:title svg:x="4.217cm" svg:y="7.148cm" chart:style-name="ch5">
              <text:p>Threads</text:p>
            </chart:title>
          </chart:axis>
          <chart:axis chart:dimension="y" chart:name="primary-y" chart:style-name="ch4">
            <chart:title svg:x="0.451cm" svg:y="5.233cm" chart:style-name="ch6">
              <text:p>Avg Time (ms)</text:p>
            </chart:title>
            <chart:grid chart:style-name="ch7" chart:class="major"/>
          </chart:axis>
          <chart:series chart:style-name="ch8" chart:values-cell-range-address="values.D20:values.D23" chart:class="chart:scatter">
            <chart:domain table:cell-range-address="values.C20:values.C23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values.C20:values.C23</svg:desc>
                </draw:g>
              </table:table-cell>
              <table:table-cell office:value-type="float" office:value="0.232836">
                <text:p>0.232836</text:p>
                <draw:g>
                  <svg:desc>values.D20:values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726411">
                <text:p>0.726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053462">
                <text:p>1.053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.660784">
                <text:p>4.6607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8cm" svg:height="8.136cm" xlink:href=".." xlink:type="simple" chart:class="chart:scatter" chart:style-name="ch1">
        <chart:title svg:x="2.253cm" svg:y="0.297cm" chart:style-name="ch2">
          <text:p>Weak Parallel Scalability</text:p>
        </chart:title>
        <chart:plot-area chart:style-name="ch3" table:cell-range-address="values.C25:values.D28" svg:x="1.223cm" svg:y="1.28cm" svg:width="8.068cm" svg:height="5.69cm">
          <chartooo:coordinate-region svg:x="2.109cm" svg:y="1.493cm" svg:width="6.969cm" svg:height="4.803cm"/>
          <chart:axis chart:dimension="x" chart:name="primary-x" chart:style-name="ch4">
            <chart:title svg:x="4.58cm" svg:y="7.133cm" chart:style-name="ch5">
              <text:p>Threads</text:p>
            </chart:title>
          </chart:axis>
          <chart:axis chart:dimension="y" chart:name="primary-y" chart:style-name="ch4">
            <chart:title svg:x="0.451cm" svg:y="5.225cm" chart:style-name="ch6">
              <text:p>Avg Time (ms)</text:p>
            </chart:title>
            <chart:grid chart:style-name="ch7" chart:class="major"/>
          </chart:axis>
          <chart:series chart:style-name="ch8" chart:values-cell-range-address="values.D25:values.D28" chart:class="chart:scatter">
            <chart:domain table:cell-range-address="values.C25:values.C2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values.C25:values.C28</svg:desc>
                </draw:g>
              </table:table-cell>
              <table:table-cell office:value-type="float" office:value="15.091997">
                <text:p>15.091997</text:p>
                <draw:g>
                  <svg:desc>values.D25:values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828478">
                <text:p>29.828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9.200965">
                <text:p>59.200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17.635418">
                <text:p>217.6354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